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177be2" officeooo:paragraph-rsid="0000c73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2pt" fo:font-weight="normal" officeooo:rsid="0026f57f" officeooo:paragraph-rsid="0026f57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30c7e"/>
    </style:style>
    <style:style style:name="P11" style:family="paragraph" style:parent-style-name="Standard">
      <style:paragraph-properties fo:text-align="center" style:justify-single-word="false"/>
      <style:text-properties officeooo:paragraph-rsid="00177be2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c4d8b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183e56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df216"/>
    </style:style>
    <style:style style:name="P1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23af02"/>
    </style:style>
    <style:style style:name="P2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2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4d8b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80257" officeooo:paragraph-rsid="000df216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31a6" officeooo:paragraph-rsid="001b31a6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aff2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649f1" officeooo:paragraph-rsid="001649f1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1b99b7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1b99b7" officeooo:paragraph-rsid="001b99b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1fd7e6" officeooo:paragraph-rsid="001fd7e6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11caab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b99b7" officeooo:paragraph-rsid="00058f20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66571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1982d8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982d8" officeooo:paragraph-rsid="000da981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d7e6" officeooo:paragraph-rsid="001fd7e6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83e56" officeooo:paragraph-rsid="00058f20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1f9825" officeooo:paragraph-rsid="00066571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23af02" officeooo:paragraph-rsid="0023af02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da981"/>
    </style:style>
    <style:style style:name="P5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66571"/>
    </style:style>
    <style:style style:name="P5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fd7e6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23af02"/>
    </style:style>
    <style:style style:name="P58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11caab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solid" style:text-underline-width="auto" style:text-underline-color="font-color" fo:font-weight="normal" officeooo:rsid="001b99b7" officeooo:paragraph-rsid="00058f20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1b99b7" officeooo:paragraph-rsid="00058f20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style:text-underline-style="none" fo:font-weight="normal" officeooo:rsid="00232243" officeooo:paragraph-rsid="00058f20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fo:font-weight="bold" officeooo:rsid="000c9425" officeooo:paragraph-rsid="001b99b7" style:font-weight-asian="bold" style:font-weight-complex="bold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text-line-through-style="none" style:text-line-through-type="none" style:font-name="Liberation Sans" fo:font-size="12pt" fo:font-weight="normal" officeooo:rsid="000c9425" officeooo:paragraph-rsid="001b99b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officeooo:paragraph-rsid="00066571"/>
    </style:style>
    <style:style style:name="P66" style:family="paragraph" style:parent-style-name="Standard">
      <style:paragraph-properties fo:margin-left="1.4772in" fo:margin-right="0in" fo:text-align="start" style:justify-single-word="false" fo:text-indent="0in" style:auto-text-indent="false"/>
      <style:text-properties style:font-name="Liberation Sans" fo:font-size="12pt" fo:font-weight="normal" officeooo:rsid="001094c1" officeooo:paragraph-rsid="00066571" style:font-size-asian="12pt" style:font-weight-asian="normal" style:font-size-complex="12pt" style:font-weight-complex="normal"/>
    </style:style>
    <style:style style:name="P67" style:family="paragraph" style:parent-style-name="Standard" style:list-style-name="L1">
      <style:paragraph-properties fo:text-align="start" style:justify-single-word="false"/>
      <style:text-properties officeooo:paragraph-rsid="00183e56"/>
    </style:style>
    <style:style style:name="P68" style:family="paragraph" style:parent-style-name="Standard" style:list-style-name="L2">
      <style:paragraph-properties fo:text-align="start" style:justify-single-word="false"/>
      <style:text-properties officeooo:paragraph-rsid="00183e56"/>
    </style:style>
    <style:style style:name="P69" style:family="paragraph" style:parent-style-name="Standard" style:list-style-name="L3">
      <style:paragraph-properties fo:text-align="start" style:justify-single-word="false"/>
      <style:text-properties officeooo:paragraph-rsid="001f570b"/>
    </style:style>
    <style:style style:name="P70" style:family="paragraph" style:parent-style-name="Standard" style:list-style-name="L3">
      <style:paragraph-properties fo:text-align="start" style:justify-single-word="false"/>
      <style:text-properties officeooo:paragraph-rsid="0016c1a0"/>
    </style:style>
    <style:style style:name="P71" style:family="paragraph" style:parent-style-name="Standard" style:list-style-name="L5">
      <style:paragraph-properties fo:text-align="start" style:justify-single-word="false"/>
      <style:text-properties officeooo:paragraph-rsid="0000c73d"/>
    </style:style>
    <style:style style:name="P72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00c73d" officeooo:paragraph-rsid="00183e56" style:font-size-asian="12pt" style:font-weight-asian="normal" style:font-size-complex="12pt" style:font-weight-complex="normal"/>
    </style:style>
    <style:style style:name="P73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74" style:family="paragraph" style:parent-style-name="Standard" style:list-style-name="L4">
      <style:paragraph-properties fo:text-align="start" style:justify-single-word="false"/>
      <style:text-properties style:font-name="Liberation Sans" fo:font-size="12pt" fo:font-weight="normal" officeooo:rsid="0000c73d" officeooo:paragraph-rsid="00130c7e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33eb0" officeooo:paragraph-rsid="00133eb0" style:font-size-asian="12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start" style:justify-single-word="false"/>
      <style:text-properties style:font-name="Liberation Sans" fo:font-size="12pt" fo:font-weight="normal" officeooo:rsid="0016c1a0" officeooo:paragraph-rsid="0016c1a0" style:font-size-asian="12pt" style:font-weight-asian="normal" style:font-size-complex="12pt" style:font-weight-complex="normal"/>
    </style:style>
    <style:style style:name="P78" style:family="paragraph" style:parent-style-name="Standard" style:list-style-name="L5">
      <style:paragraph-properties fo:text-align="start" style:justify-single-word="false"/>
      <style:text-properties style:font-name="Liberation Sans" fo:font-size="12pt" fo:font-weight="normal" officeooo:rsid="00177be2" officeooo:paragraph-rsid="00177be2" style:font-size-asian="12pt" style:font-weight-asian="normal" style:font-size-complex="12pt" style:font-weight-complex="normal"/>
    </style:style>
    <style:style style:name="P79" style:family="paragraph" style:parent-style-name="Standard" style:list-style-name="L3">
      <style:paragraph-properties fo:text-align="start" style:justify-single-word="false"/>
      <style:text-properties style:font-name="Liberation Sans" fo:font-size="12pt" style:text-underline-style="solid" style:text-underline-width="auto" style:text-underline-color="font-color" fo:font-weight="normal" officeooo:rsid="00133eb0" officeooo:paragraph-rsid="00133eb0" style:font-size-asian="12pt" style:font-weight-asian="normal" style:font-size-complex="12pt" style:font-weight-complex="normal"/>
    </style:style>
    <style:style style:name="P80" style:family="paragraph" style:parent-style-name="Standard" style:list-style-name="L3">
      <style:paragraph-properties fo:text-align="start" style:justify-single-word="false"/>
      <style:text-properties fo:color="#cccccc" loext:opacity="100%" style:font-name="Liberation Sans" fo:font-size="12pt" style:text-underline-style="none" fo:font-weight="normal" officeooo:rsid="001e8b80" officeooo:paragraph-rsid="001f570b" style:font-size-asian="12pt" style:font-weight-asian="normal" style:font-size-complex="12pt" style:font-weight-complex="normal"/>
    </style:style>
    <style:style style:name="P81" style:family="paragraph" style:parent-style-name="Standard" style:list-style-name="L5">
      <style:paragraph-properties fo:text-align="start" style:justify-single-word="false"/>
      <style:text-properties officeooo:rsid="00183e56" officeooo:paragraph-rsid="00183e56"/>
    </style:style>
    <style:style style:name="P8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1d00e6" officeooo:paragraph-rsid="001d00e6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2798de" officeooo:paragraph-rsid="002798de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28f5b5" officeooo:paragraph-rsid="0028f5b5" style:font-size-asian="12pt" style:font-weight-asian="bold" style:font-size-complex="12pt" style:font-weight-complex="bold"/>
    </style:style>
    <style:style style:name="P8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798de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left="0.4925in" fo:margin-right="0in" fo:orphans="2" fo:widows="2" fo:hyphenation-ladder-count="no-limit" fo:text-indent="0in" style:auto-text-indent="false"/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87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style:font-size-asian="11pt" style:font-size-complex="11pt" fo:hyphenate="false" fo:hyphenation-remain-char-count="2" fo:hyphenation-push-char-count="2" loext:hyphenation-no-caps="false"/>
    </style:style>
    <style:style style:name="P8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1pt" officeooo:paragraph-rsid="0028f5b5" style:font-size-asian="11pt" style:font-size-complex="11pt"/>
    </style:style>
    <style:style style:name="P89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>
        <style:tab-stops>
          <style:tab-stop style:position="0.3752in"/>
        </style:tab-stops>
      </style:paragraph-properties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90" style:family="paragraph" style:parent-style-name="Standard">
      <style:paragraph-properties fo:margin-left="0.5in" fo:margin-right="0in" fo:text-align="start" style:justify-single-word="false" fo:orphans="2" fo:widows="2" fo:hyphenation-ladder-count="no-limit" fo:text-indent="0in" style:auto-text-indent="false"/>
      <style:text-properties style:font-name="Liberation Sans" fo:font-size="11pt" fo:language="en" fo:country="US" style:letter-kerning="true" style:font-size-asian="11pt" style:font-size-complex="11pt" fo:hyphenate="false" fo:hyphenation-remain-char-count="2" fo:hyphenation-push-char-count="2" loext:hyphenation-no-caps="false"/>
    </style:style>
    <style:style style:name="P91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style:font-name="Liberation Sans" fo:font-size="11pt" fo:font-weight="normal" officeooo:rsid="001d00e6" officeooo:paragraph-rsid="002798de" style:font-size-asian="11pt" style:font-weight-asian="normal" style:font-size-complex="11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df216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fo:font-weight="normal" officeooo:rsid="001094c1" style:font-size-asian="12pt" style:font-weight-asian="normal" style:font-size-complex="12pt" style:font-weight-complex="normal"/>
    </style:style>
    <style:style style:name="T13" style:family="text">
      <style:text-properties style:font-name="Liberation Sans" fo:font-size="12pt" fo:font-weight="normal" officeooo:rsid="0011caab" style:font-size-asian="12pt" style:font-weight-asian="normal" style:font-size-complex="12pt" style:font-weight-complex="normal"/>
    </style:style>
    <style:style style:name="T14" style:family="text">
      <style:text-properties style:font-name="Liberation Sans" fo:font-size="12pt" fo:font-weight="normal" officeooo:rsid="00133eb0" style:font-size-asian="12pt" style:font-weight-asian="normal" style:font-size-complex="12pt" style:font-weight-complex="normal"/>
    </style:style>
    <style:style style:name="T15" style:family="text">
      <style:text-properties style:font-name="Liberation Sans" fo:font-size="12pt" fo:font-weight="normal" officeooo:rsid="00130c7e" style:font-size-asian="12pt" style:font-weight-asian="normal" style:font-size-complex="12pt" style:font-weight-complex="normal"/>
    </style:style>
    <style:style style:name="T16" style:family="text">
      <style:text-properties style:font-name="Liberation Sans" fo:font-size="12pt" fo:font-weight="normal" officeooo:rsid="0016c1a0" style:font-size-asian="12pt" style:font-weight-asian="normal" style:font-size-complex="12pt" style:font-weight-complex="normal"/>
    </style:style>
    <style:style style:name="T17" style:family="text">
      <style:text-properties style:font-name="Liberation Sans" fo:font-size="12pt" fo:font-weight="normal" officeooo:rsid="00177be2" style:font-size-asian="12pt" style:font-weight-asian="normal" style:font-size-complex="12pt" style:font-weight-complex="normal"/>
    </style:style>
    <style:style style:name="T18" style:family="text">
      <style:text-properties style:font-name="Liberation Sans" fo:font-size="12pt" fo:font-weight="normal" officeooo:rsid="00183e56" style:font-size-asian="12pt" style:font-weight-asian="normal" style:font-size-complex="12pt" style:font-weight-complex="normal"/>
    </style:style>
    <style:style style:name="T19" style:family="text">
      <style:text-properties style:font-name="Liberation Sans" fo:font-size="12pt" fo:font-weight="normal" officeooo:rsid="001982d8" style:font-size-asian="12pt" style:font-weight-asian="normal" style:font-size-complex="12pt" style:font-weight-complex="normal"/>
    </style:style>
    <style:style style:name="T20" style:family="text">
      <style:text-properties style:font-name="Liberation Sans" fo:font-size="12pt" fo:font-weight="normal" officeooo:rsid="001b99b7" style:font-size-asian="12pt" style:font-weight-asian="normal" style:font-size-complex="12pt" style:font-weight-complex="normal"/>
    </style:style>
    <style:style style:name="T21" style:family="text">
      <style:text-properties style:font-name="Liberation Sans" fo:font-size="12pt" fo:font-weight="normal" officeooo:rsid="000979af" style:font-size-asian="12pt" style:font-weight-asian="normal" style:font-size-complex="12pt" style:font-weight-complex="normal"/>
    </style:style>
    <style:style style:name="T22" style:family="text">
      <style:text-properties style:font-name="Liberation Sans" fo:font-size="12pt" fo:font-weight="normal" officeooo:rsid="001d3165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font-weight="normal" officeooo:rsid="001f570b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font-weight="normal" officeooo:rsid="001f9825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font-weight="normal" officeooo:rsid="001fd7e6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font-weight="normal" officeooo:rsid="0023af0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style:font-size-asian="12pt" style:font-size-complex="12pt"/>
    </style:style>
    <style:style style:name="T28" style:family="text">
      <style:text-properties style:font-name="Liberation Sans" fo:font-size="12pt" officeooo:rsid="0000c73d" style:font-size-asian="12pt" style:font-size-complex="12pt"/>
    </style:style>
    <style:style style:name="T29" style:family="text">
      <style:text-properties style:font-name="Liberation Sans" fo:font-size="12pt" officeooo:rsid="0004c472" style:font-size-asian="12pt" style:font-size-complex="12pt"/>
    </style:style>
    <style:style style:name="T30" style:family="text">
      <style:text-properties style:font-name="Liberation Sans" fo:font-size="12pt" officeooo:rsid="000979af" style:font-size-asian="12pt" style:font-size-complex="12pt"/>
    </style:style>
    <style:style style:name="T31" style:family="text">
      <style:text-properties style:font-name="Liberation Sans" fo:font-size="12pt" officeooo:rsid="000aff2c" style:font-size-asian="12pt" style:font-size-complex="12pt"/>
    </style:style>
    <style:style style:name="T32" style:family="text">
      <style:text-properties style:font-name="Liberation Sans" fo:font-size="12pt" officeooo:rsid="000c4d8b" style:font-size-asian="12pt" style:font-size-complex="12pt"/>
    </style:style>
    <style:style style:name="T33" style:family="text">
      <style:text-properties style:font-name="Liberation Sans" fo:font-size="12pt" officeooo:rsid="001094c1" style:font-size-asian="12pt" style:font-size-complex="12pt"/>
    </style:style>
    <style:style style:name="T34" style:family="text">
      <style:text-properties style:font-name="Liberation Sans" fo:font-size="12pt" officeooo:rsid="001982d8" style:font-size-asian="12pt" style:font-size-complex="12pt"/>
    </style:style>
    <style:style style:name="T35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36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37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38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39" style:family="text">
      <style:text-properties style:font-name="Liberation Sans" fo:font-size="12pt" fo:font-weight="bold" officeooo:rsid="001094c1" style:font-size-asian="12pt" style:font-weight-asian="bold" style:font-size-complex="12pt" style:font-weight-complex="bold"/>
    </style:style>
    <style:style style:name="T40" style:family="text">
      <style:text-properties style:font-name="Liberation Sans" fo:font-size="12pt" fo:font-weight="bold" officeooo:rsid="0011caab" style:font-size-asian="12pt" style:font-weight-asian="bold" style:font-size-complex="12pt" style:font-weight-complex="bold"/>
    </style:style>
    <style:style style:name="T41" style:family="text">
      <style:text-properties style:font-name="Liberation Sans" fo:font-size="12pt" fo:font-weight="bold" officeooo:rsid="001982d8" style:font-size-asian="12pt" style:font-weight-asian="bold" style:font-size-complex="12pt" style:font-weight-complex="bold"/>
    </style:style>
    <style:style style:name="T42" style:family="text">
      <style:text-properties style:font-name="Liberation Sans" fo:font-size="12pt" fo:font-weight="bold" officeooo:rsid="000979af" style:font-size-asian="12pt" style:font-weight-asian="bold" style:font-size-complex="12pt" style:font-weight-complex="bold"/>
    </style:style>
    <style:style style:name="T43" style:family="text">
      <style:text-properties style:font-name="Liberation Sans" fo:font-size="12pt" fo:font-weight="bold" officeooo:rsid="00066571" style:font-size-asian="12pt" style:font-weight-asian="bold" style:font-size-complex="12pt" style:font-weight-complex="bold"/>
    </style:style>
    <style:style style:name="T44" style:family="text">
      <style:text-properties style:font-name="Liberation Sans" fo:font-size="12pt" fo:font-weight="bold" officeooo:rsid="000df216" style:font-size-asian="12pt" style:font-weight-asian="bold" style:font-size-complex="12pt" style:font-weight-complex="bold"/>
    </style:style>
    <style:style style:name="T45" style:family="text">
      <style:text-properties style:font-name="Liberation Sans" fo:font-size="12pt" fo:font-weight="bold" officeooo:rsid="001d3165" style:font-size-asian="12pt" style:font-weight-asian="bold" style:font-size-complex="12pt" style:font-weight-complex="bold"/>
    </style:style>
    <style:style style:name="T46" style:family="text">
      <style:text-properties style:font-name="Liberation Sans" fo:font-size="12pt" fo:font-weight="bold" officeooo:rsid="001f9825" style:font-size-asian="12pt" style:font-weight-asian="bold" style:font-size-complex="12pt" style:font-weight-complex="bold"/>
    </style:style>
    <style:style style:name="T47" style:family="text">
      <style:text-properties style:font-name="Liberation Sans" fo:font-size="12pt" fo:font-weight="bold" officeooo:rsid="0023af02" style:font-size-asian="12pt" style:font-weight-asian="bold" style:font-size-complex="12pt" style:font-weight-complex="bold"/>
    </style:style>
    <style:style style:name="T48" style:family="text">
      <style:text-properties style:font-name="Liberation Sans" fo:font-size="12pt" fo:font-weight="bold" officeooo:rsid="0026eb04" style:font-size-asian="12pt" style:font-weight-asian="bold" style:font-size-complex="12pt" style:font-weight-complex="bold"/>
    </style:style>
    <style:style style:name="T49" style:family="text">
      <style:text-properties style:font-name="Liberation Sans" fo:font-size="12pt" style:text-underline-style="none" fo:font-weight="normal" officeooo:rsid="001b99b7" style:font-size-asian="12pt" style:font-weight-asian="normal" style:font-size-complex="12pt" style:font-weight-complex="normal"/>
    </style:style>
    <style:style style:name="T50" style:family="text">
      <style:text-properties style:font-name="Liberation Sans" fo:font-size="14pt" fo:font-weight="bold" officeooo:rsid="0000c73d" style:font-size-asian="14pt" style:font-weight-asian="bold" style:font-size-complex="14pt" style:font-weight-complex="bold"/>
    </style:style>
    <style:style style:name="T51" style:family="text">
      <style:text-properties style:font-name="Liberation Sans" fo:font-size="14pt" fo:font-weight="bold" officeooo:rsid="0026f57f" style:font-size-asian="14pt" style:font-weight-asian="bold" style:font-size-complex="14pt" style:font-weight-complex="bold"/>
    </style:style>
    <style:style style:name="T52" style:family="text">
      <style:text-properties officeooo:rsid="00130c7e"/>
    </style:style>
    <style:style style:name="T53" style:family="text">
      <style:text-properties officeooo:rsid="00177be2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officeooo:rsid="00183e56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b99b7" style:font-weight-asian="bold" style:font-weight-complex="bold"/>
    </style:style>
    <style:style style:name="T58" style:family="text">
      <style:text-properties fo:font-weight="bold" officeooo:rsid="001f9825" style:font-weight-asian="bold" style:font-weight-complex="bold"/>
    </style:style>
    <style:style style:name="T59" style:family="text">
      <style:text-properties fo:font-weight="bold" officeooo:rsid="0023af02" style:font-weight-asian="bold" style:font-weight-complex="bold"/>
    </style:style>
    <style:style style:name="T60" style:family="text">
      <style:text-properties officeooo:rsid="001dfe62"/>
    </style:style>
    <style:style style:name="T61" style:family="text">
      <style:text-properties fo:color="#cccccc" loext:opacity="100%" style:font-name="Liberation Sans" fo:font-size="12pt" style:text-underline-style="none" fo:font-weight="normal" officeooo:rsid="001f570b" style:font-size-asian="12pt" style:font-weight-asian="normal" style:font-size-complex="12pt" style:font-weight-complex="normal"/>
    </style:style>
    <style:style style:name="T62" style:family="text">
      <style:text-properties fo:color="#cccccc" loext:opacity="100%" style:font-name="Liberation Sans" fo:font-size="12pt" style:text-underline-style="none" fo:font-weight="normal" officeooo:rsid="001e8b80" style:font-size-asian="12pt" style:font-weight-asian="normal" style:font-size-complex="12pt" style:font-weight-complex="normal"/>
    </style:style>
    <style:style style:name="T63" style:family="text">
      <style:text-properties officeooo:rsid="00211e1d"/>
    </style:style>
    <style:style style:name="T64" style:family="text">
      <style:text-properties officeooo:rsid="00232243"/>
    </style:style>
    <style:style style:name="T65" style:family="text">
      <style:text-properties officeooo:rsid="0023af02"/>
    </style:style>
    <style:style style:name="T66" style:family="text">
      <style:text-properties officeooo:rsid="002798de"/>
    </style:style>
    <style:style style:name="T67" style:family="text">
      <style:text-properties style:font-name="Courier New" fo:font-size="11pt" fo:language="en" fo:country="US" style:letter-kerning="true" style:font-size-asian="11pt"/>
    </style:style>
    <style:style style:name="T68" style:family="text">
      <style:text-properties fo:language="en" fo:country="US" style:letter-kerning="true"/>
    </style:style>
    <style:style style:name="T69" style:family="text">
      <style:text-properties fo:language="en" fo:country="US" fo:font-weight="bold" style:letter-kerning="true" style:font-weight-asian="bold" style:font-weight-complex="bold"/>
    </style:style>
    <style:style style:name="T70" style:family="text">
      <style:text-properties fo:language="en" fo:country="US" fo:font-weight="bold" officeooo:rsid="0028f5b5" style:letter-kerning="true" style:font-weight-asian="bold" style:font-weight-complex="bold"/>
    </style:style>
    <style:style style:name="T71" style:family="text">
      <style:text-properties fo:language="en" fo:country="US" fo:font-weight="normal" officeooo:rsid="0028f5b5" style:letter-kerning="true" style:font-weight-asian="normal" style:font-weight-complex="normal"/>
    </style:style>
    <style:style style:name="T72" style:family="text">
      <style:text-properties fo:font-size="11pt" fo:language="en" fo:country="US" style:letter-kerning="true" style:font-size-asian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50">Instructions for FontForge scripts as of SUN version </text:span><text:span text:style-name="T51">921_722</text:span></text:p>
      <text:p text:style-name="P7"><text:span text:style-name="T53">2</text:span>2 July 2021</text:p>
      <text:p text:style-name="P6"/>
      <text:p text:style-name="P1">These scripts are written in python using the python <text:span text:style-name="T53">version 3.8 imbedded in</text:span> FontForge.</text:p>
      <text:p text:style-name="P3"/>
      <text:p text:style-name="P2">They were written on a windows PC but they should work on Linux, I would guess there may be some changes on directory and file handling.</text:p>
      <text:p text:style-name="P1"/>
      <text:p text:style-name="P4">Objective:</text:p>
      <text:p text:style-name="P4"><text:tab/>Generate backfonts and documentation for the different versions of SUN.</text:p>
      <text:p text:style-name="P4"/>
      <text:p text:style-name="P5">Requirements:</text:p>
      <text:list xml:id="list3275641595" text:style-name="L1">
        <text:list-item>
          <text:p text:style-name="P67"><text:span text:style-name="T2">FontForge 2</text:span><text:span text:style-name="T23">020-03-14</text:span><text:span text:style-name="T2">: <text:s/></text:span><text:a xlink:type="simple" xlink:href="https://fontforge.org/en-US/" text:style-name="Internet_20_link" text:visited-style-name="Visited_20_Internet_20_Link"><text:span text:style-name="T2">https://fontforge.org/en-US/</text:span></text:a></text:p>
        </text:list-item>
      </text:list>
      <text:p text:style-name="P17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list xml:id="list1848460717" text:style-name="L2">
        <text:list-item>
          <text:p text:style-name="P72">potrace: <text:s/>potrace is part of fontforge.</text:p>
        </text:list-item>
        <text:list-item>
          <text:p text:style-name="P68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  </text:list-item>
        <text:list-item>
          <text:p text:style-name="P75">For creating spreadsheets in ods format install xlswriter:</text:p>
        </text:list-item>
      </text:list>
      <text:p text:style-name="P5"><text:tab/>Instructions for installing xlswriter:</text:p>
      <text:list xml:id="list1855873062" text:style-name="L3">
        <text:list-item>
          <text:list>
            <text:list-item>
              <text:p text:style-name="P76">open command prompt as admin</text:p>
            </text:list-item>
            <text:list-item>
              <text:p text:style-name="P76">cd to fontforgebuilds dir</text:p>
            </text:list-item>
            <text:list-item>
              <text:p text:style-name="P76">execute fontforge-console</text:p>
            </text:list-item>
            <text:list-item>
              <text:p text:style-name="P76">execute ffpython -m pip install --upgrade pip --force-reinstall</text:p>
            </text:list-item>
            <text:list-item>
              <text:p text:style-name="P76">execute pip install xlsxwriter</text:p>
              <text:p text:style-name="P79"/>
            </text:list-item>
          </text:list>
        </text:list-item>
        <text:list-item>
          <text:p text:style-name="P69"><text:span text:style-name="T61">(not implemented yet) </text:span><text:span text:style-name="T62">For creating pdf files with the fonts created by Fontforge, then the font needs to be loaded into </text:span><text:span text:style-name="T61">the workdirectory</text:span><text:span text:style-name="T62">. <text:s text:c="2"/></text:span><text:a xlink:type="simple" xlink:href="https://www.trishtech.com/2018/11/load-fonts-temporarily-in-windows-through-command-line-interface/" text:style-name="Internet_20_link" text:visited-style-name="Visited_20_Internet_20_Link">Fontloader</text:a><text:span text:style-name="T62"> has a cli version that loads fonts temporally into windows. <text:s/>It can be downloaded here </text:span><text:a xlink:type="simple" xlink:href="https://www.trishtech.com/downloads/fontloader-command-line.zip" text:style-name="Internet_20_link" text:visited-style-name="Visited_20_Internet_20_Link">Fontloader download</text:a><text:span text:style-name="T62">.</text:span></text:p>
          <text:list>
            <text:list-header>
              <text:p text:style-name="P80"><text:tab/></text:p>
            </text:list-header>
          </text:list>
        </text:list-item>
        <text:list-item>
          <text:p text:style-name="P77">Change terminal codepage to UTF-8</text:p>
          <text:p text:style-name="P70"><text:a xlink:type="simple" xlink:href="https://stackoverflow.com/questions/57131654/using-utf-8-encoding-chcp-65001-in-command-prompt-windows-powershell-window" text:style-name="Internet_20_link" text:visited-style-name="Visited_20_Internet_20_Link"><text:span text:style-name="T16">https://stackoverflow.com/questions/57131654/using-utf-8-encoding-chcp-65001-in-command-prompt-windows-powershell-window</text:span></text:a></text:p>
          <text:list>
            <text:list-item>
              <text:p text:style-name="P77">from Windows 10 run → intl.cpl</text:p>
            </text:list-item>
            <text:list-item>
              <text:p text:style-name="P77">Adminstrative Tab</text:p>
            </text:list-item>
            <text:list-item>
              <text:p text:style-name="P77">Change system locale</text:p>
            </text:list-item>
            <text:list-item>
              <text:p text:style-name="P77">Check Beta: Use Unicode UTF-8 for world wide language support</text:p>
            </text:list-item>
            <text:list-item>
              <text:p text:style-name="P77">Select OK</text:p>
            </text:list-item>
            <text:list-item>
              <text:p text:style-name="P77">Restart </text:p>
            </text:list-item>
            <text:list-item>
              <text:p text:style-name="P77">Note: if this procedure is not acceptable read the above webpage for options</text:p>
            </text:list-item>
          </text:list>
        </text:list-item>
      </text:list>
      <text:p text:style-name="P5"/>
      <text:p text:style-name="P10"><text:span text:style-name="T15">P</text:span><text:span text:style-name="T14">roduct:</text:span><text:span text:style-name="T15">:</text:span></text:p>
      <text:p text:style-name="P1"/>
      <text:list xml:id="list692778206" text:style-name="L4">
        <text:list-item>
          <text:p text:style-name="P73"><text:span text:style-name="T52">E</text:span>nglish primary <text:span text:style-name="T52">dictionary </text:span>from sfd <text:s/>– <text:span text:style-name="T52">pw(Ver)_EN.ods</text:span></text:p>
        </text:list-item>
        <text:list-item>
          <text:p text:style-name="P73"><text:span text:style-name="T52">B</text:span>ackfont from primary <text:span text:style-name="T52">dictionary<text:tab/><text:tab/></text:span></text:p>
        </text:list-item>
        <text:list-item>
          <text:p text:style-name="P74"><text:span text:style-name="T52">E</text:span>nglish dictionary from kmn <text:span text:style-name="T52">file </text:span></text:p>
        </text:list-item>
        <text:list-item>
          <text:p text:style-name="P74"><text:span text:style-name="T52">L</text:span>anguage backfont and dictionary from primary words</text:p>
        </text:list-item>
        <text:list-item>
          <text:p text:style-name="P73">kmn from dictionary</text:p>
        </text:list-item>
        <text:list-item>
          <text:p text:style-name="P73"><text:span text:style-name="T52">A</text:span>ll language primary merged from Language dictionary and <text:span text:style-name="T52">English</text:span> primary</text:p>
        </text:list-item>
        <text:list-item>
          <text:p text:style-name="P73"><text:span text:style-name="T52">L</text:span>anguage dictionaries sorted by name or language name.</text:p>
          <text:p text:style-name="P73"><text:soft-page-break/></text:p>
        </text:list-item>
      </text:list>
      <text:p text:style-name="P1"><text:span text:style-name="T52">P</text:span>roblems found <text:span text:style-name="T55">with Language dictionaries</text:span>:</text:p>
      <text:list xml:id="list2869223474" text:style-name="L5">
        <text:list-item>
          <text:p text:style-name="P78">Missing words: <text:s/>The language dictionary may not be up to date with the current English dictionary. <text:s/>The language field will be left blank</text:p>
        </text:list-item>
        <text:list-item>
          <text:p text:style-name="P71"><text:span text:style-name="T17">D</text:span><text:span text:style-name="T2">uplicate words in language dictionaries different unicodes. <text:s/></text:span><text:span text:style-name="T17">These are language words which translate the same from different English words. <text:s/>The first word in the list will be used. <text:s/>The field will be blank for the </text:span><text:span text:style-name="T18">second word since Sun can’t use the same name for different unicodes.</text:span></text:p>
        </text:list-item>
        <text:list-item>
          <text:p text:style-name="P71"><text:span text:style-name="T18">U</text:span><text:span text:style-name="T2">nicodes with o instead of 0. <text:s/></text:span><text:span text:style-name="T18">These have to be manually fixed.</text:span></text:p>
        </text:list-item>
        <text:list-item>
          <text:p text:style-name="P71"><text:span text:style-name="T18">U</text:span><text:span text:style-name="T2">nicode miscompares with down level dictionaries. <text:s/></text:span><text:span text:style-name="T18">The unicode from the Enflish primary list will be used.</text:span></text:p>
        </text:list-item>
        <text:list-item>
          <text:p text:style-name="P81"><text:span text:style-name="T18">W</text:span><text:span text:style-name="T1">ords with spaces. <text:s/>The spaces are replaced with </text:span><text:span text:style-name="T2"><text:s/>'_' (underscore)</text:span></text:p>
        </text:list-item>
      </text:list>
      <text:p text:style-name="P1"/>
      <text:p text:style-name="P9"><text:span text:style-name="T28">S</text:span><text:span text:style-name="T27">etup: <text:s/></text:span></text:p>
      <text:p text:style-name="P21">Install Fontforge and Imagemagick per default.</text:p>
      <text:p text:style-name="P28">Create a work directory containing all the python scripts and config files.</text:p>
      <text:p text:style-name="P28">From the work directory create Log, Dist, <text:span text:style-name="T64">Input</text:span> and Svg directories</text:p>
      <text:p text:style-name="P28"><text:tab/>The Log directory keeps all the log files of the code run</text:p>
      <text:p text:style-name="P28"><text:tab/>The Dist directory keeps the files for distribution. <text:s/>A complete run will create a zip <text:s/><text:tab/>file containing the files to be distributed.</text:p>
      <text:p text:style-name="P28"><text:tab/><text:span text:style-name="T64">Place all files used for input in the Input directory. <text:s/>i.e. <text:s/>sfd, kmn, dictionary, <text:tab/><text:tab/><text:tab/>times.ttf.</text:span></text:p>
      <text:p text:style-name="P28"><text:tab/>The Svg directory contains the svg images for the backfont file.</text:p>
      <text:p text:style-name="P21"/>
      <text:p text:style-name="P8">Running Scripts:</text:p>
      <text:p text:style-name="P21">Open a Command Prompt window and change to the directory where your code is.</text:p>
      <text:p text:style-name="P21">A basic FontForge command is.</text:p>
      <text:p text:style-name="P13"><text:span text:style-name="T3"><text:tab/>fontforge <text:s/>-script p</text:span><text:span text:style-name="T4">ythonscript.py ...params….</text:span></text:p>
      <text:p text:style-name="P35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29"/>
      <text:p text:style-name="P36"><text:span text:style-name="T8">T</text:span><text:span text:style-name="T1">he order of running the scripts is important. <text:s/>They should be executed in the </text:span></text:p>
      <text:p text:style-name="P33">following order:</text:p>
      <text:p text:style-name="P33"><text:tab/>kmn2csv, sfd2csv, csv2svg – other files in any order.. bfZip last</text:p>
      <text:p text:style-name="P50"><text:tab/>For language files: <text:s/>kmn2csv and sfd2csv must have been run in English first</text:p>
      <text:p text:style-name="P50"><text:tab/><text:tab/>langpri, csv2kmn csv2svg – other files in any order… bfZip last</text:p>
      <text:p text:style-name="P50"/>
      <text:p text:style-name="P20"><text:span text:style-name="T8">Y</text:span><text:span text:style-name="T1">ou can always contact me for an explanation of the code.</text:span></text:p>
      <text:p text:style-name="P22"/>
      <text:p text:style-name="P37"><text:span text:style-name="T29">B</text:span><text:span text:style-name="T27">ackFont Procedures:</text:span></text:p>
      <text:p text:style-name="P40"><text:tab/>The requirements to generate scripts</text:p>
      <text:p text:style-name="P40"><text:tab/><text:tab/>The FontForge – xxxx.sfd file provided by Ernie.</text:p>
      <text:p text:style-name="P40"><text:tab/><text:tab/>The Keyman – xxx.kmn file provided by Ernie.</text:p>
      <text:p text:style-name="P37"><text:span text:style-name="T1"><text:tab/><text:tab/></text:span><text:span text:style-name="T5">Times.ttf – The font file used for generating the backfont images. <text:s/></text:span><text:span text:style-name="T18">This can be <text:tab/><text:tab/><text:tab/><text:tab/>extracted from the window pc</text:span></text:p>
      <text:p text:style-name="P51"/>
      <text:p text:style-name="P37"><text:span text:style-name="T18"><text:tab/></text:span><text:span text:style-name="T49">If another language is to be created:</text:span></text:p>
      <text:p text:style-name="P61">A dictionary containing the English and language equivalent columns along with </text:p>
      <text:p text:style-name="P61">the uni-codes and symbols columns <text:span text:style-name="T64">needs to be copied to the Input directory</text:span></text:p>
      <text:p text:style-name="P62"><text:soft-page-break/>along with the English Primary dictionary. <text:s/></text:p>
      <text:p text:style-name="P62">The version should be set to the same version as the English primary dictionary</text:p>
      <text:p text:style-name="P62">to get file naming convention right.</text:p>
      <text:p text:style-name="P60"/>
      <text:p text:style-name="P46"><text:tab/><text:span text:style-name="T63">The order of the columns of the dictionary is important. <text:s/>I no longer try to figure out the</text:span></text:p>
      <text:p text:style-name="P46"><text:tab/><text:tab/><text:span text:style-name="T63">the order. <text:s/>The order for english <text:s/>is: <text:s/>symbol, name, unicode, reference.</text:span></text:p>
      <text:p text:style-name="P46"><text:tab/></text:p>
      <text:p text:style-name="P46"><text:tab/><text:tab/><text:span text:style-name="T63">If it is another language the order is: symbol, englishname, languagename, <text:tab/><text:tab/><text:tab/>unicode, reference</text:span></text:p>
      <text:p text:style-name="P40"/>
      <text:p text:style-name="P40"><text:tab/>The sfd file contains the symbols and unicodes for the primary words and is used to <text:tab/><text:tab/>generate the list of primary words</text:p>
      <text:p text:style-name="P40"><text:tab/></text:p>
      <text:p text:style-name="P40"><text:tab/>The kmn file contains the primary words and the synonyms of primary words along with <text:s/><text:tab/>their unicodes.</text:p>
      <text:p text:style-name="P40"><text:tab/></text:p>
      <text:p text:style-name="P38"><text:span text:style-name="T29">S</text:span><text:span text:style-name="T27">cripts:</text:span></text:p>
      <text:p text:style-name="P57"><text:span text:style-name="T47"><text:tab/></text:span><text:span text:style-name="T48">bf</text:span><text:span text:style-name="T47">setup.bat </text:span><text:span text:style-name="T21">– This is a batch file </text:span><text:span text:style-name="T26">sets up the environment for running the doall.bat file.</text:span></text:p>
      <text:p text:style-name="P57"><text:span text:style-name="T26"><text:tab/><text:tab/>T</text:span><text:span text:style-name="T24">his is a GUI program for setting up the variables in </text:span><text:span text:style-name="T46">doEnv.bat</text:span><text:span text:style-name="T24">. <text:s/>Easier <text:tab/><text:tab/><text:tab/><text:tab/>than typing in an editor.</text:span></text:p>
      <text:p text:style-name="P53"/>
      <text:p text:style-name="P39"><text:span text:style-name="T27"><text:tab/></text:span><text:span text:style-name="T42">doall.bat</text:span><text:span text:style-name="T30"> – This is a batch file executing all the scripts. </text:span></text:p>
      <text:p text:style-name="P39"><text:span text:style-name="T30"><text:tab/><text:tab/></text:span><text:span text:style-name="T34">Execution doall.bat parms</text:span></text:p>
      <text:p text:style-name="P47"><text:tab/><text:tab/><text:tab/>parms is either “doall” or the name of the python script without the <text:tab/><text:tab/><text:tab/><text:tab/><text:tab/>extention.</text:p>
      <text:p text:style-name="P47"><text:tab/><text:tab/>i.e. doall all</text:p>
      <text:p text:style-name="P48"><text:tab/><text:tab/>i.e. doall sfd2csv</text:p>
      <text:p text:style-name="P48"><text:tab/></text:p>
      <text:p text:style-name="P39"><text:span text:style-name="T30"><text:tab/><text:tab/></text:span><text:span text:style-name="T32">Look at this file to see how commands are executed.</text:span></text:p>
      <text:p text:style-name="P41"/>
      <text:p text:style-name="P39"><text:span text:style-name="T32"><text:tab/><text:tab/></text:span><text:span text:style-name="T34">The doall.bat file uses the environment variables from </text:span><text:span text:style-name="T41">doEnv.bat</text:span></text:p>
      <text:p text:style-name="P65"><text:span text:style-name="T12">set sfd=s</text:span><text:span text:style-name="T19">un</text:span><text:span text:style-name="T12">7_7_519.sfd</text:span></text:p>
      <text:p text:style-name="P66">set kmn=sun7_7_519.kmn</text:p>
      <text:p text:style-name="P66">set ver=77</text:p>
      <text:p text:style-name="P66">set ttffont=times.ttf</text:p>
      <text:p text:style-name="P66">set alias=EN</text:p>
      <text:p text:style-name="P66">set langIn=sun.eng.to.rus.feb20.ods</text:p>
      <text:p text:style-name="P66">set langOut=SUNBF77_EN.sfd</text:p>
      <text:p text:style-name="P42"><text:tab/><text:tab/></text:p>
      <text:p text:style-name="P58">This batch file will generate all files and documents into a complete package.</text:p>
      <text:p text:style-name="P45"><text:tab/><text:tab/>It can also by, <text:s/>passing the python file name execute only that one file.</text:p>
      <text:p text:style-name="P52"/>
      <text:p text:style-name="P55"><text:span text:style-name="T21"><text:tab/></text:span><text:span text:style-name="T42">config.</text:span><text:span text:style-name="T39">json</text:span><text:span text:style-name="T21"> – This contains v</text:span><text:span text:style-name="T20">ariables and lists </text:span><text:span text:style-name="T21"><text:s/>for each language and may <text:tab/><text:tab/><text:tab/><text:tab/>eventually be rewritten as more languages are built.</text:span></text:p>
      <text:p text:style-name="P43"/>
      <text:p text:style-name="P39"><text:span text:style-name="T30"><text:tab/></text:span><text:span text:style-name="T39">bf</text:span><text:span text:style-name="T37">Config.py</text:span><text:span text:style-name="T32"> – updates and reads the config.</text:span><text:span text:style-name="T33">json</text:span><text:span text:style-name="T32"> file.</text:span></text:p>
      <text:p text:style-name="P41"/>
      <text:p text:style-name="P54"><text:span text:style-name="T8"><text:tab/></text:span><text:span text:style-name="T43">util.py</text:span><text:span text:style-name="T5"> – </text:span><text:span text:style-name="T10">c</text:span><text:span text:style-name="T19">ontains some common functions used in all the code</text:span></text:p>
      <text:p text:style-name="P49"/>
      <text:p text:style-name="P49"><text:soft-page-break/><text:tab/><text:span text:style-name="T56">bf</text:span><text:span text:style-name="T59">L</text:span><text:span text:style-name="T56">og.py</text:span> – sets up the logging.</text:p>
      <text:p text:style-name="P49"><text:tab/><text:tab/><text:tab/>Filename.log – contains logging at the INFO level. <text:s/><text:span text:style-name="T65">It can be modified</text:span></text:p>
      <text:p text:style-name="P49"><text:tab/><text:tab/><text:tab/><text:span text:style-name="T65">to other levels of logging</text:span></text:p>
      <text:p text:style-name="P49"/>
      <text:p text:style-name="P56"><text:span text:style-name="T21"><text:tab/></text:span><text:span text:style-name="T42">array2xlsx.</text:span><text:span text:style-name="T45">py</text:span><text:span text:style-name="T22"> – This script will generate xlsx files from arrays which are then <text:tab/><text:tab/><text:tab/>converted to ods files. <text:s/></text:span><text:span text:style-name="T14">This </text:span><text:span text:style-name="T25">script </text:span><text:span text:style-name="T14">program automatically resizes the spreadsheet <text:tab/></text:span><text:span text:style-name="T25">columns</text:span><text:span text:style-name="T14"> formats to make into a pdf </text:span><text:span text:style-name="T21"><text:tab/></text:span></text:p>
      <text:p text:style-name="P43"/>
      <text:p text:style-name="P39"><text:span text:style-name="T30"><text:tab/></text:span><text:span text:style-name="T35">The following files are the work files.</text:span><text:span text:style-name="T31"> <text:s/>They are being tweaked as languages come <text:tab/><text:tab/><text:tab/>in spreadsheet problems are found. <text:s/>I expect these to become more stable as <text:tab/><text:tab/><text:tab/>we solve more issues.</text:span></text:p>
      <text:p text:style-name="P44"><text:tab/><text:tab/>The doall.bat file shows how the commands are executed. <text:s/>Some scripts also <text:tab/><text:tab/><text:tab/>print out the syntax of the parameters.</text:p>
      <text:p text:style-name="P44"/>
      <text:p text:style-name="P14"><text:span text:style-name="T39">sfd2csv</text:span><text:span text:style-name="T43">.py</text:span><text:span text:style-name="T5"> – </text:span><text:span text:style-name="T6">This s</text:span><text:span text:style-name="T7">cript</text:span><text:span text:style-name="T6"> takes the sfd file and generates <text:s/></text:span><text:span text:style-name="T35">pw</text:span><text:span text:style-name="T36">%</text:span><text:span text:style-name="T35">ver%_%</text:span><text:span text:style-name="T40">alias%</text:span><text:span text:style-name="T35">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26"/>
      <text:p text:style-name="P18"><text:span text:style-name="T44">kmn2csv</text:span><text:span text:style-name="T43">.py</text:span><text:span text:style-name="T5"> – </text:span><text:span text:style-name="T6">This s</text:span><text:span text:style-name="T7">cript</text:span><text:span text:style-name="T6"> takes the </text:span><text:span text:style-name="T11">keyman kmn </text:span><text:span text:style-name="T6"><text:s/>file and generates <text:s/></text:span><text:span text:style-name="T11">kmnSUN</text:span><text:span text:style-name="T36">%</text:span><text:span text:style-name="T35">ver<text:tab/>%_%</text:span><text:span text:style-name="T40">alias%</text:span><text:span text:style-name="T35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7"/>
      <text:p text:style-name="P19"><text:span text:style-name="T47">alternative.py</text:span><text:span text:style-name="T5"> – </text:span><text:span text:style-name="T6">This s</text:span><text:span text:style-name="T7">cript</text:span><text:span text:style-name="T6"> takes the </text:span><text:span text:style-name="T26">kmncsv file and the pwcsv </text:span><text:span text:style-name="T6"><text:s/>file and generates <text:s/></text:span></text:p>
      <text:p text:style-name="P19"><text:span text:style-name="T6"><text:tab/></text:span><text:span text:style-name="T47">alt</text:span><text:span text:style-name="T26">%</text:span><text:span text:style-name="T35">ver%_%</text:span><text:span text:style-name="T40">alias%</text:span><text:span text:style-name="T35">.csv</text:span><text:span text:style-name="T7"> </text:span><text:span text:style-name="T6"><text:s/>file </text:span><text:span text:style-name="T11">which contains he complete dictionary</text:span><text:span text:style-name="T6">.</text:span></text:p>
      <text:p text:style-name="P27"/>
      <text:p text:style-name="P15"><text:span text:style-name="T47">n</text:span><text:span text:style-name="T7">l</text:span><text:span text:style-name="T36">angpri.py</text:span><text:span text:style-name="T6"> – </text:span><text:span text:style-name="T7">T</text:span><text:span text:style-name="T8">his script takes </text:span><text:span text:style-name="T37">pw%ver%_%</text:span><text:span text:style-name="T40">alias%</text:span><text:span text:style-name="T37">.csv</text:span><text:span text:style-name="T8"> and the</text:span><text:span text:style-name="T37"> “language.csv”</text:span><text:span text:style-name="T8"> file <text:tab/><text:tab/>to generate</text:span><text:span text:style-name="T37">lpw%ver%_%alias%.csv</text:span><text:span text:style-name="T8">.</text:span></text:p>
      <text:p text:style-name="P29"/>
      <text:p text:style-name="P34">csv2kmn.py<text:span text:style-name="T54"> – This scripts takes the language primary words file and creates a kmn <text:tab/>file. <text:s/>This will work on any sun dictionary file to create a kmn file.</text:span></text:p>
      <text:p text:style-name="P32"/>
      <text:p text:style-name="P16"><text:span text:style-name="T43">csv2svg.py</text:span><text:span text:style-name="T5"> – </text:span><text:span text:style-name="T8">Takes the </text:span><text:span text:style-name="T13">pw%ver%_%alias%</text:span><text:span text:style-name="T9">.csv file and generates an image of each <text:tab/>word as a svg file.</text:span></text:p>
      <text:p text:style-name="P24"/>
      <text:p text:style-name="P12"><text:span text:style-name="T27">svg2Font.py</text:span><text:span text:style-name="T1"> – </text:span><text:span text:style-name="T9">Uses the svg files from the previous script to import into the<text:tab/> <text:tab/>backfont sfd <text:tab/>file. <text:s/>It also creates a ttf </text:span><text:span text:style-name="T13">and woff </text:span><text:span text:style-name="T9">file.</text:span></text:p>
      <text:p text:style-name="P23"/>
      <text:p text:style-name="P63"><text:span text:style-name="T1">AT this point the </text:span><text:span text:style-name="T20">generated </text:span><text:span text:style-name="T1">ttf file needs to be installed in the PC </text:span><text:span text:style-name="T20">if PDF files are created.</text:span></text:p>
      <text:p text:style-name="P64">On windows right clicking on the file should give an option to install it.</text:p>
      <text:p text:style-name="P59"/>
      <text:p text:style-name="P23">The following scripts generate documents and spreadsheets for the version of SUN</text:p>
      <text:p text:style-name="P25"/>
      <text:p text:style-name="P14"><text:span text:style-name="T43">back2doc.py</text:span><text:span text:style-name="T5"> – </text:span><text:span text:style-name="T9">This creates a text file for the purpose of verifying the quality of the <text:tab/>backfont. <text:s/>Glancing through the file will show anomalies to be corrected. Either <text:tab/>missing or overlayed </text:span><text:span text:style-name="T13">or out of alignment words.</text:span></text:p>
      <text:p text:style-name="P25"/>
      <text:p text:style-name="P25"/>
      <text:p text:style-name="P14"><text:span text:style-name="T39">compact</text:span><text:span text:style-name="T43">4x16.py</text:span><text:span text:style-name="T5"> – </text:span><text:span text:style-name="T10">This generates </text:span><text:span text:style-name="T38">compact%ver%_%lang%.o</text:span><text:span text:style-name="T39">ds and compact%ver<text:tab/>%_%alias%.pdf</text:span><text:span text:style-name="T10"> <text:s/>which g</text:span><text:span text:style-name="T13">ives a 4 column list of the glyphs</text:span><text:span text:style-name="T10"> on a page. </text:span></text:p>
      <text:p text:style-name="P25"><text:soft-page-break/></text:p>
      <text:p text:style-name="P30"><text:span text:style-name="T57">b</text:span><text:span text:style-name="T56">fZip.py</text:span> – Packages the distribution files <text:s/>into a zip file.</text:p>
      <text:p text:style-name="P30"/>
      <text:p text:style-name="P31"><text:span text:style-name="T58">bf</text:span><text:span text:style-name="T56">doall.py</text:span> – This is a dialog for easily setting up the <text:span text:style-name="T56">doEnv.bat</text:span> file for use by the <text:tab/><text:span text:style-name="T56">doall.bat</text:span> file. <text:s/><text:span text:style-name="T60">Optionally it will run any or all the scripts.</text:span></text:p>
      <text:p text:style-name="P31"/>
      <text:p text:style-name="P31"><text:span text:style-name="T56">bfmain.py</text:span> – This can replace the <text:span text:style-name="T56">doall.bat</text:span> file for manual running. <text:s/>It makes <text:tab/>debugging and viewing of run results in a friendlier manner than the text files.</text:p>
      <text:p text:style-name="P31"><text:tab/>It will modify the <text:span text:style-name="T56">doEnv.bat</text:span> and <text:span text:style-name="T56">config.json</text:span> files. <text:s/>This is executed by calling <text:tab/><text:span text:style-name="T56">bf.bat</text:span></text:p>
      <text:p text:style-name="P31"/>
      <text:p text:style-name="P84">Diagnostics</text:p>
      <text:p text:style-name="P84"/>
      <text:p text:style-name="P85"><text:span text:style-name="T68">There are several diagnostic files generated to show mismatches and missing unicodes and words.</text:span></text:p>
      <text:p text:style-name="P86"/>
      <text:p text:style-name="P87"><text:span text:style-name="T69">name_has_spaces.txt</text:span><text:span text:style-name="T68"> - This file will list words that have spaces and can not be in the list</text:span></text:p>
      <text:p text:style-name="P89"/>
      <text:p text:style-name="P87"><text:span text:style-name="T69">name_not_used.tx</text:span><text:span text:style-name="T68">t -<text:tab/>This is a word in the primary dictionary not in the language dictionary</text:span></text:p>
      <text:p text:style-name="P89"/>
      <text:p text:style-name="P87"><text:span text:style-name="T69">not_in_primary.tx</text:span><text:span text:style-name="T68">t – This is a word in the language dictionary not in the primary dictionary</text:span></text:p>
      <text:p text:style-name="P90"/>
      <text:p text:style-name="P88"><text:span text:style-name="T69">unicode_mismatch </text:span><text:span text:style-name="T71">–</text:span><text:span text:style-name="T68"> This lists words that have different unicodes between the English dictionary vs the language dictionary</text:span></text:p>
      <text:p text:style-name="P9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2-04-26T15:43:15.176000000</dc:date>
    <meta:editing-duration>PT2H33M7S</meta:editing-duration>
    <meta:editing-cycles>28</meta:editing-cycles>
    <meta:document-statistic meta:table-count="0" meta:image-count="0" meta:object-count="0" meta:page-count="5" meta:paragraph-count="136" meta:word-count="1422" meta:character-count="9112" meta:non-whitespace-character-count="7633"/>
  </office:meta>
</office:document-meta>
</file>